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122" officeooo:paragraph-rsid="00182122"/>
    </style:style>
    <style:style style:name="P2" style:family="paragraph" style:parent-style-name="Standard" style:list-style-name="L1">
      <style:text-properties officeooo:rsid="0016ae78" officeooo:paragraph-rsid="00233da3"/>
    </style:style>
    <style:style style:name="P3" style:family="paragraph" style:parent-style-name="Standard">
      <style:paragraph-properties fo:text-align="justify" style:justify-single-word="false"/>
      <style:text-properties officeooo:rsid="0016ae78" officeooo:paragraph-rsid="00233da3"/>
    </style:style>
    <style:style style:name="P4" style:family="paragraph" style:parent-style-name="Standard">
      <style:text-properties officeooo:rsid="0016ae78" officeooo:paragraph-rsid="00233da3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82122" officeooo:paragraph-rsid="00233da3"/>
    </style:style>
    <style:style style:name="P6" style:family="paragraph" style:parent-style-name="Standard">
      <style:text-properties officeooo:rsid="00182122" officeooo:paragraph-rsid="00182122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904c6" officeooo:paragraph-rsid="00233da3"/>
    </style:style>
    <style:style style:name="P8" style:family="paragraph" style:parent-style-name="Standard">
      <style:text-properties fo:font-weight="normal" officeooo:rsid="001904c6" officeooo:paragraph-rsid="00182122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normal" officeooo:rsid="001904c6" officeooo:paragraph-rsid="00233da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904c6" officeooo:paragraph-rsid="00233da3" style:font-weight-asian="normal" style:font-weight-complex="normal"/>
    </style:style>
    <style:style style:name="P11" style:family="paragraph" style:parent-style-name="Standard">
      <style:text-properties fo:font-weight="normal" officeooo:rsid="001abf48" officeooo:paragraph-rsid="001abf48" style:font-weight-asian="normal" style:font-weight-complex="normal"/>
    </style:style>
    <style:style style:name="P12" style:family="paragraph" style:parent-style-name="Standard">
      <style:text-properties fo:font-weight="normal" officeooo:rsid="00210462" officeooo:paragraph-rsid="00210462" style:font-weight-asian="normal" style:font-weight-complex="normal"/>
    </style:style>
    <style:style style:name="P13" style:family="paragraph" style:parent-style-name="Standard">
      <style:text-properties fo:font-weight="normal" officeooo:rsid="002104d1" officeooo:paragraph-rsid="002104d1" style:font-weight-asian="normal" style:font-weight-complex="normal"/>
    </style:style>
    <style:style style:name="P14" style:family="paragraph" style:parent-style-name="Standard">
      <style:text-properties fo:font-weight="normal" officeooo:rsid="00233da3" officeooo:paragraph-rsid="00233da3" style:font-weight-asian="normal" style:font-weight-complex="normal"/>
    </style:style>
    <style:style style:name="P15" style:family="paragraph" style:parent-style-name="Standard">
      <style:text-properties fo:font-weight="normal" officeooo:rsid="00233da3" officeooo:paragraph-rsid="001efc66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6ae78" officeooo:paragraph-rsid="00233da3" style:font-weight-asian="normal" style:font-weight-complex="normal"/>
    </style:style>
    <style:style style:name="P17" style:family="paragraph" style:parent-style-name="Standard">
      <style:text-properties fo:font-weight="normal" officeooo:rsid="002048c1" officeooo:paragraph-rsid="002048c1" fo:background-color="#ffaa95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048c1" officeooo:paragraph-rsid="002048c1" fo:background-color="#b4c7dc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1ad8c" officeooo:paragraph-rsid="0021ad8c" fo:background-color="#b4c7d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italic" officeooo:rsid="0016ae78" officeooo:paragraph-rsid="00233da3" style:font-style-asian="italic" style:font-style-complex="italic"/>
    </style:style>
    <style:style style:name="P21" style:family="paragraph" style:parent-style-name="Standard">
      <style:text-properties fo:font-style="italic" officeooo:rsid="0016ae78" officeooo:paragraph-rsid="00233da3" style:font-style-asian="italic" style:font-style-complex="italic"/>
    </style:style>
    <style:style style:name="P22" style:family="paragraph" style:parent-style-name="Standard">
      <style:text-properties fo:font-style="italic" officeooo:rsid="001c6f26" officeooo:paragraph-rsid="001c6f26" style:font-style-asian="italic" style:font-style-complex="italic"/>
    </style:style>
    <style:style style:name="P23" style:family="paragraph" style:parent-style-name="Standard">
      <style:text-properties fo:font-weight="bold" officeooo:rsid="001efc66" officeooo:paragraph-rsid="001efc66" style:font-weight-asian="bold" style:font-weight-complex="bold"/>
    </style:style>
    <style:style style:name="P24" style:family="paragraph" style:parent-style-name="Standard">
      <style:text-properties fo:font-weight="bold" officeooo:rsid="002048c1" officeooo:paragraph-rsid="002048c1" style:font-weight-asian="bold" style:font-weight-complex="bold"/>
    </style:style>
    <style:style style:name="P25" style:family="paragraph" style:parent-style-name="Standard">
      <style:text-properties fo:font-weight="bold" officeooo:rsid="00210462" officeooo:paragraph-rsid="00182122" style:font-weight-asian="bold" style:font-weight-complex="bold"/>
    </style:style>
    <style:style style:name="P26" style:family="paragraph" style:parent-style-name="Standard">
      <style:text-properties fo:font-weight="bold" officeooo:rsid="00233da3" officeooo:paragraph-rsid="00233da3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39b1b" officeooo:paragraph-rsid="00239b1b" style:font-weight-asian="bold" style:font-weight-complex="bold"/>
    </style:style>
    <style:style style:name="P28" style:family="paragraph" style:parent-style-name="Standard">
      <style:text-properties fo:font-style="normal" fo:font-weight="normal" officeooo:rsid="001c6f26" officeooo:paragraph-rsid="001c6f2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1c6f26" officeooo:paragraph-rsid="001c6f26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fo:font-style="normal" fo:font-weight="normal" officeooo:rsid="001d7e4e" officeooo:paragraph-rsid="001d7e4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d7e4e" officeooo:paragraph-rsid="001d7e4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ize="20pt" fo:font-style="normal" fo:font-weight="normal" officeooo:rsid="001d7e4e" officeooo:paragraph-rsid="001d7e4e" style:font-size-asian="17.5pt" style:font-style-asian="normal" style:font-weight-asian="normal" style:font-size-complex="20pt" style:font-style-complex="normal" style:font-weight-complex="normal"/>
    </style:style>
    <style:style style:name="P33" style:family="paragraph" style:parent-style-name="Standard">
      <style:paragraph-properties fo:break-before="page"/>
      <style:text-properties officeooo:rsid="001bc0c5" officeooo:paragraph-rsid="001bc0c5"/>
    </style:style>
    <style:style style:name="P34" style:family="paragraph" style:parent-style-name="Standard">
      <style:paragraph-properties fo:break-before="page"/>
      <style:text-properties fo:font-weight="bold" officeooo:rsid="002048c1" officeooo:paragraph-rsid="002048c1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background-color="#ffff00" loext:char-shading-value="0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2048c1" fo:background-color="#b4c7dc" loext:char-shading-value="0" style:font-style-asian="italic" style:font-style-complex="italic"/>
    </style:style>
    <style:style style:name="T5" style:family="text">
      <style:text-properties fo:font-style="italic" officeooo:rsid="0021ad8c" fo:background-color="#b4c7dc" loext:char-shading-value="0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04c6" style:font-weight-asian="bold" style:font-weight-complex="bold"/>
    </style:style>
    <style:style style:name="T8" style:family="text">
      <style:text-properties fo:font-weight="bold" officeooo:rsid="001abf48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01904c6" fo:background-color="#ffff00" loext:char-shading-value="0" style:font-weight-asian="bold" style:font-weight-complex="bold"/>
    </style:style>
    <style:style style:name="T11" style:family="text">
      <style:text-properties fo:font-weight="bold" officeooo:rsid="001abf48" fo:background-color="#ffff00" loext:char-shading-value="0" style:font-weight-asian="bold" style:font-weight-complex="bold"/>
    </style:style>
    <style:style style:name="T12" style:family="text">
      <style:text-properties fo:font-weight="bold" fo:background-color="#ffe994" loext:char-shading-value="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04c6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82122"/>
    </style:style>
    <style:style style:name="T17" style:family="text">
      <style:text-properties officeooo:rsid="001904c6"/>
    </style:style>
    <style:style style:name="T18" style:family="text">
      <style:text-properties officeooo:rsid="001abf48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82122" fo:background-color="#ffff00" loext:char-shading-value="0"/>
    </style:style>
    <style:style style:name="T21" style:family="text">
      <style:text-properties officeooo:rsid="001abf48" fo:background-color="#ffff00" loext:char-shading-value="0"/>
    </style:style>
    <style:style style:name="T22" style:family="text">
      <style:text-properties officeooo:rsid="001bc0c5"/>
    </style:style>
    <style:style style:name="T23" style:family="text">
      <style:text-properties fo:background-color="#e0c2cd" loext:char-shading-value="0"/>
    </style:style>
    <style:style style:name="T24" style:family="text">
      <style:text-properties style:use-window-font-color="true" loext:opacity="0%" fo:background-color="#b4c7dc" loext:char-shading-value="0"/>
    </style:style>
    <style:style style:name="T25" style:family="text">
      <style:text-properties fo:background-color="#b4c7dc" loext:char-shading-value="0"/>
    </style:style>
    <style:style style:name="T26" style:family="text">
      <style:text-properties fo:background-color="#bf819e" loext:char-shading-value="0"/>
    </style:style>
    <style:style style:name="T27" style:family="text">
      <style:text-properties officeooo:rsid="001efc66"/>
    </style:style>
    <style:style style:name="T28" style:family="text">
      <style:text-properties officeooo:rsid="002104d1"/>
    </style:style>
    <style:style style:name="T29" style:family="text">
      <style:text-properties fo:color="#ffffff" loext:opacity="100%" fo:font-weight="bold" fo:background-color="#800080" loext:char-shading-value="0" style:font-weight-asian="bold" style:font-weight-complex="bold"/>
    </style:style>
    <style:style style:name="T30" style:family="text">
      <style:text-properties officeooo:rsid="00239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">1 Samuel 12:20-24 – NAA</text:span></text:p>
      <text:p text:style-name="P22"><text:span text:style-name="T6"/></text:p>
      <text:p text:style-name="P28"><text:s/>Então Samuel disse ao povo:</text:p>
      <text:p text:style-name="P29">– <text:span text:style-name="T23">Não tenham medo</text:span>. Vocês, de fato, <text:span text:style-name="T24">cometeram todo este mal</text:span>. <text:span text:style-name="T26">No entanto</text:span>, <text:span text:style-name="T25">não</text:span> se <text:span text:style-name="T25">desviem</text:span> de seguir o Senhor, <text:span text:style-name="T25">mas sirvam o Senhor</text:span> <text:span text:style-name="T26">de todo o coração</text:span>. Não se desviem, pois vocês seguiriam coisas vãs, que nada aproveitam e que não os podem livrar, porque são vaidades. Pois o Senhor, por causa do seu grande nome, não abandonará o seu povo, porque o Senhor decidiu fazer de vocês o seu povo. Quanto a mim, longe de mim que eu peque contra o Senhor, deixando de orar por vocês. Pelo contrário, eu lhes ensinarei o caminho bom e direito. Tão somente temam o Senhor e sirvam a ele fielmente de todo o coração.</text:p>
      <text:p text:style-name="P28"/>
      <text:list xml:id="list1948406021" text:style-name="L3">
        <text:list-item>
          <text:p text:style-name="P30">Não tenham medo.</text:p>
        </text:list-item>
        <text:list-item>
          <text:p text:style-name="P30">Vocês cometeram todo este mal.</text:p>
        </text:list-item>
        <text:list-item>
          <text:p text:style-name="P30">Não se desviem do senhor, mas o sirvam de todo o coração.</text:p>
        </text:list-item>
        <text:list-item>
          <text:p text:style-name="P30">Não se desviem, para que não sigam coisas vãs que não servem pra nada e não podem os livrar. São vaidades.</text:p>
        </text:list-item>
        <text:list-item>
          <text:p text:style-name="P30">Por causa do seu grande nome o senhor não abandonará o seu povo.</text:p>
        </text:list-item>
        <text:list-item>
          <text:p text:style-name="P30">Deus deciviu fazer de vocês o seu povo.</text:p>
        </text:list-item>
        <text:list-item>
          <text:p text:style-name="P30">Não deixarei de orar/interceder por vocês</text:p>
        </text:list-item>
        <text:list-item>
          <text:p text:style-name="P30">Ensinari o caminho bom e direito</text:p>
        </text:list-item>
        <text:list-item>
          <text:p text:style-name="P30">Apenas temam o senhor e sirvam a ele fielmente de todo o coração</text:p>
        </text:list-item>
      </text:list>
      <text:p text:style-name="P31"/>
      <text:p text:style-name="P32">Nevermind</text:p>
      <text:p text:style-name="P28"/>
      <text:p text:style-name="P33"><text:span text:style-name="T29">SERMÃO</text:span></text:p>
      <text:p text:style-name="P1"/>
      <text:p text:style-name="P1"><text:span text:style-name="T12">→ Algumas lições.</text:span></text:p>
      <text:p text:style-name="P1">→ Muitos de nós <text:span text:style-name="T6">vamos ao templo</text:span> adorar, <text:span text:style-name="T18">mas</text:span> <text:span text:style-name="T9">sem </text:span><text:span text:style-name="T11">um </text:span><text:span text:style-name="T9">propósito </text:span><text:span text:style-name="T11">em nossos corações</text:span>, <text:span text:style-name="T18">quase como que</text:span> no <text:span text:style-name="T9">“modo automático”</text:span><text:span text:style-name="T6">.</text:span></text:p>
      <text:p text:style-name="P1"><text:span text:style-name="T6">→ </text:span><text:span text:style-name="T14">Quando vamos ao templo com um propósito </text:span><text:span text:style-name="T10">não significa</text:span><text:span text:style-name="T14"> que </text:span><text:span text:style-name="T7">ganharemos aquilo que pedimos</text:span><text:span text:style-name="T14">.</text:span></text:p>
      <text:p text:style-name="P8">→ <text:span text:style-name="T18">Quando nos </text:span><text:span text:style-name="T21">entregamos totalmente</text:span><text:span text:style-name="T18"> ao senhor, </text:span><text:span text:style-name="T27">abrir mão de nossas vontades em favor da boa e perfeita vontade de Deus.</text:span></text:p>
      <text:p text:style-name="P8"/>
      <text:p text:style-name="P8"/>
      <text:p text:style-name="P17">Algumas reflexões / temas em cima da história de ana:</text:p>
      <text:list xml:id="list2815417702" text:style-name="L4">
        <text:list-item>
          <text:p text:style-name="P18">Fé mecânica</text:p>
        </text:list-item>
        <text:list-item>
          <text:p text:style-name="P19">Máscaras</text:p>
        </text:list-item>
        <text:list-item>
          <text:p text:style-name="P18">Entrega total</text:p>
        </text:list-item>
      </text:list>
      <text:p text:style-name="P25"/>
      <text:p text:style-name="P12">Eu me identifico muito com a história de Ana. Eu estava junto com meus pais, ia pra igreja toda semana junto com eles por costume ou <text:span text:style-name="T6">rotina</text:span>. Minha fé tinha se tornado algo mecânico que eu fazia por obrigaçã<text:span text:style-name="T28">o.</text:span></text:p>
      <text:p text:style-name="P13">Além disso, algo estava </text:p>
      <text:p text:style-name="P25"/>
      <text:p text:style-name="P23"/>
      <text:p text:style-name="P24"/>
      <text:p text:style-name="P34">TEXTO: <text:span text:style-name="T3">1 SAMUEL 1:18 e 1:11</text:span></text:p>
      <text:p text:style-name="P11"><text:span text:style-name="T6">TEMA:</text:span> <text:span text:style-name="T4">A fé mecânica, </text:span><text:span text:style-name="T5">Máscaras e entrega total.</text:span></text:p>
      <text:p text:style-name="P8"/>
      <text:p text:style-name="P26">Introdução</text:p>
      <text:p text:style-name="P14"/>
      <text:p text:style-name="P4"><text:span text:style-name="T6">1 Samuel 1:18 – </text:span><text:span text:style-name="T8">NVT</text:span></text:p>
      <text:p text:style-name="P21">“Muito obrigada!”, exclamou ela. Então <text:span text:style-name="T16">A</text:span>na voltou e começou a se alimentar novamente, e seu rosto já não estava triste.</text:p>
      <text:p text:style-name="P4"/>
      <text:list xml:id="list3171653084" text:style-name="L1">
        <text:list-item>
          <text:p text:style-name="P2">Ana está <text:span text:style-name="T19">agradecida</text:span> <text:span text:style-name="T16">pelas palavras do sacerdote.</text:span></text:p>
        </text:list-item>
        <text:list-item>
          <text:p text:style-name="P16"><text:span text:style-name="T15">Ana </text:span><text:span text:style-name="T2">já</text:span><text:span text:style-name="T1"> </text:span>não estava triste. <text:span text:style-name="T20">Ela creu</text:span><text:span text:style-name="T16">.</text:span></text:p>
        </text:list-item>
      </text:list>
      <text:p text:style-name="P15"/>
      <text:p text:style-name="P14">Ana <text:span text:style-name="T30">foi alcançada</text:span> pelas palavras do Sacerdote, que era o representante de Deus diante do povo e representante do povo diante de Deus. </text:p>
      <text:p text:style-name="P26"><text:span text:style-name="T13"/></text:p>
      <text:p text:style-name="P3"><text:span text:style-name="T6">1 Samuel 1:11 – </text:span><text:span text:style-name="T8">NVT</text:span></text:p>
      <text:p text:style-name="P20">Então fez o seguinte voto: “Ó Senhor do<text:span text:style-name="T16">s</text:span> Exércitos, se <text:span text:style-name="T19">olhares com atenção para o sofrimento</text:span> de tua serva, <text:span text:style-name="T19">se responderes</text:span> à minha oração e me deres um filho <text:span text:style-name="T19">eu o dedicarei</text:span> para sempre ao Senhor, e o cabelo dele nunca será cortado”.</text:p>
      <text:p text:style-name="P3"/>
      <text:list xml:id="list1550932132" text:style-name="L2">
        <text:list-item>
          <text:p text:style-name="P5"><text:span text:style-name="T6">O que Ana fazia</text:span> todas as outras vezes que <text:span text:style-name="T9">vinha ao templo</text:span>? <text:span text:style-name="T17">Ela tinha um </text:span><text:span text:style-name="T10">propósito</text:span><text:span text:style-name="T17">? Qual?</text:span></text:p>
        </text:list-item>
        <text:list-item>
          <text:p text:style-name="P7">Ana havia se <text:span text:style-name="T6">entregado totalmente</text:span> ao Senhor? Com que <text:span text:style-name="T9">propósito</text:span>?</text:p>
        </text:list-item>
        <text:list-item>
          <text:p text:style-name="P9">Ana <text:span text:style-name="T22">creu</text:span>?</text:p>
        </text:list-item>
      </text:list>
      <text:p text:style-name="P10"/>
      <text:p text:style-name="P27">Aplicações</text:p>
      <text:p text:style-name="P27"><text:span text:style-name="T13"/></text:p>
      <text:p text:style-name="P27"><text:span text:style-name="T13">O que fazemos quando vamos ao templo?</text:span></text:p>
      <text:p text:style-name="P27"><text:span text:style-name="T13"/></text:p>
      <text:p text:style-name="P27"><text:span text:style-name="T13"/></text:p>
      <text:p text:style-name="P27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0T11:05:21.141000000</dc:date>
    <meta:editing-duration>PT50M29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39" meta:word-count="505" meta:character-count="2686" meta:non-whitespace-character-count="2230"/>
  </office:meta>
</office:document-meta>
</file>